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fo:font-weight="bold" officeooo:rsid="0001e23d" officeooo:paragraph-rsid="0001e23d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5pt" fo:font-weight="bold" officeooo:rsid="0001e23d" officeooo:paragraph-rsid="0001e23d" style:font-size-asian="15pt" style:font-weight-asian="bold" style:font-size-complex="15pt" style:font-weight-complex="bold"/>
    </style:style>
    <style:style style:name="P3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01e23d" officeooo:paragraph-rsid="0001e23d" style:font-size-asian="10.5pt" style:font-weight-asian="normal" style:font-size-complex="12pt" style:font-weight-complex="normal"/>
    </style:style>
    <style:style style:name="P4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01ecf3" officeooo:paragraph-rsid="0001ecf3" style:font-size-asian="12pt" style:font-weight-asian="normal" style:font-size-complex="12pt" style:font-weight-complex="normal"/>
    </style:style>
    <style:style style:name="P5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041351" officeooo:paragraph-rsid="00041351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e23d" officeooo:paragraph-rsid="0001e23d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1351" officeooo:paragraph-rsid="00041351" style:font-size-asian="12pt" style:font-weight-asian="normal" style:font-size-complex="12pt" style:font-weight-complex="normal"/>
    </style:style>
    <style:style style:name="T1" style:family="text">
      <style:text-properties officeooo:rsid="0002f2f2"/>
    </style:style>
    <style:style style:name="T2" style:family="text">
      <style:text-properties officeooo:rsid="000413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a découverte des animaux de Guyane</text:p>
      <text:p text:style-name="P1"/>
      <text:p text:style-name="P2">Introduction :</text:p>
      <text:p text:style-name="P2"/>
      <text:p text:style-name="P6">Les raisons de la mise en place du projet :</text:p>
      <text:list xml:id="list4319476871402716575" text:style-name="L1">
        <text:list-item>
          <text:p text:style-name="P3">Profiter de la richesse de la faune guyanaise afin de permettre <text:span text:style-name="T1">aux</text:span> élèves de rentrer dans les divers domaines d'apprentissage</text:p>
        </text:list-item>
        <text:list-item>
          <text:p text:style-name="P3">Permettre aux élèves de prendre conscience de la faune de Guyane pour l'apprécier et la protéger</text:p>
        </text:list-item>
        <text:list-item>
          <text:p text:style-name="P4">Découverte d<text:span text:style-name="T2">e quelques animaux vivant en Guyane</text:span></text:p>
        </text:list-item>
        <text:list-item>
          <text:p text:style-name="P5">Développer le goût de la lecture par des recherches documentaires</text:p>
          <text:p text:style-name="P5"/>
        </text:list-item>
      </text:list>
      <text:p text:style-name="P7">Le public visé :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16:03:54.784274691</dc:date>
    <meta:editing-duration>PT20M40S</meta:editing-duration>
    <meta:editing-cycles>4</meta:editing-cycles>
    <meta:generator>LibreOffice/4.4.1.2$Linux_X86_64 LibreOffice_project/40m0$Build-2</meta:generator>
    <meta:document-statistic meta:table-count="0" meta:image-count="0" meta:object-count="0" meta:page-count="1" meta:paragraph-count="9" meta:word-count="81" meta:character-count="449" meta:non-whitespace-character-count="381"/>
  </office:meta>
</office:document-meta>
</file>